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3e18" officeooo:paragraph-rsid="000f3e18"/>
    </style:style>
    <style:style style:name="P2" style:family="paragraph" style:parent-style-name="Standard" style:list-style-name="L1">
      <style:text-properties officeooo:rsid="000f3e18" officeooo:paragraph-rsid="000f3e18"/>
    </style:style>
    <style:style style:name="P3" style:family="paragraph" style:parent-style-name="Standard" style:list-style-name="L1">
      <style:text-properties fo:color="#000000" loext:opacity="100%" officeooo:rsid="000f3e18" officeooo:paragraph-rsid="000f3e18"/>
    </style:style>
    <style:style style:name="P4" style:family="paragraph" style:parent-style-name="Standard">
      <style:text-properties fo:color="#000000" loext:opacity="100%" officeooo:rsid="000f3e18" officeooo:paragraph-rsid="000f3e18"/>
    </style:style>
    <style:style style:name="P5" style:family="paragraph" style:parent-style-name="Standard">
      <style:text-properties fo:color="#000000" loext:opacity="100%" officeooo:rsid="000fbbdf" officeooo:paragraph-rsid="000fbbdf"/>
    </style:style>
    <style:style style:name="P6" style:family="paragraph" style:parent-style-name="Standard">
      <style:text-properties fo:color="#000000" loext:opacity="100%" officeooo:rsid="000fbbdf" officeooo:paragraph-rsid="0011f310"/>
    </style:style>
    <style:style style:name="P7" style:family="paragraph" style:parent-style-name="Standard">
      <style:text-properties fo:color="#000000" loext:opacity="100%" officeooo:rsid="00142f18" officeooo:paragraph-rsid="00142f18"/>
    </style:style>
    <style:style style:name="P8" style:family="paragraph" style:parent-style-name="Standard">
      <style:text-properties fo:color="#ff0000" loext:opacity="100%" officeooo:rsid="0011f310" officeooo:paragraph-rsid="0011f310"/>
    </style:style>
    <style:style style:name="P9" style:family="paragraph" style:parent-style-name="Standard">
      <style:text-properties fo:color="#ff0000" loext:opacity="100%" officeooo:rsid="00142f18" officeooo:paragraph-rsid="00142f18"/>
    </style:style>
    <style:style style:name="P10" style:family="paragraph" style:parent-style-name="Standard" style:list-style-name="L2">
      <style:text-properties officeooo:rsid="00142f18" officeooo:paragraph-rsid="00142f18"/>
    </style:style>
    <style:style style:name="P11" style:family="paragraph" style:parent-style-name="Standard" style:list-style-name="L2">
      <style:text-properties officeooo:rsid="00142f18" officeooo:paragraph-rsid="001623f7"/>
    </style:style>
    <style:style style:name="P12" style:family="paragraph" style:parent-style-name="Standard">
      <style:text-properties officeooo:rsid="00142f18" officeooo:paragraph-rsid="001623f7"/>
    </style:style>
    <style:style style:name="P13" style:family="paragraph" style:parent-style-name="Standard">
      <style:text-properties officeooo:rsid="001623f7" officeooo:paragraph-rsid="001623f7"/>
    </style:style>
    <style:style style:name="P14" style:family="paragraph" style:parent-style-name="Standard">
      <style:text-properties style:text-line-through-style="none" style:text-line-through-type="none" officeooo:rsid="001623f7" officeooo:paragraph-rsid="001623f7"/>
    </style:style>
    <style:style style:name="P15" style:family="paragraph" style:parent-style-name="Standard">
      <style:text-properties style:text-line-through-style="none" style:text-line-through-type="none" officeooo:rsid="001623f7" officeooo:paragraph-rsid="0017b13a"/>
    </style:style>
    <style:style style:name="P16" style:family="paragraph" style:parent-style-name="Standard">
      <style:text-properties style:text-line-through-style="none" style:text-line-through-type="none" fo:font-weight="normal" officeooo:rsid="001623f7" officeooo:paragraph-rsid="0017b13a" style:font-weight-asian="normal" style:font-weight-complex="normal"/>
    </style:style>
    <style:style style:name="P17" style:family="paragraph" style:parent-style-name="Standard">
      <style:text-properties style:text-line-through-style="none" style:text-line-through-type="none" officeooo:rsid="0017b13a" officeooo:paragraph-rsid="0017b13a"/>
    </style:style>
    <style:style style:name="T1" style:family="text">
      <style:text-properties officeooo:rsid="000f3e18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0fbbdf"/>
    </style:style>
    <style:style style:name="T4" style:family="text">
      <style:text-properties fo:color="#ff0000" loext:opacity="100%" officeooo:rsid="001098fa"/>
    </style:style>
    <style:style style:name="T5" style:family="text">
      <style:text-properties fo:color="#ff0000" loext:opacity="100%" officeooo:rsid="0014d2e8"/>
    </style:style>
    <style:style style:name="T6" style:family="text">
      <style:text-properties fo:color="#ff0000" loext:opacity="100%" officeooo:rsid="0017b13a"/>
    </style:style>
    <style:style style:name="T7" style:family="text">
      <style:text-properties fo:color="#ff4000" loext:opacity="100%"/>
    </style:style>
    <style:style style:name="T8" style:family="text">
      <style:text-properties fo:color="#2a6099" loext:opacity="100%" officeooo:rsid="001623f7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14d2e8"/>
    </style:style>
    <style:style style:name="T11" style:family="text">
      <style:text-properties fo:color="#000000" loext:opacity="100%" officeooo:rsid="00175e47"/>
    </style:style>
    <style:style style:name="T12" style:family="text">
      <style:text-properties fo:color="#000000" loext:opacity="100%" officeooo:rsid="0017b13a"/>
    </style:style>
    <style:style style:name="T13" style:family="text">
      <style:text-properties fo:color="#00a8ff" loext:opacity="100%"/>
    </style:style>
    <style:style style:name="T14" style:family="text">
      <style:text-properties fo:color="#00a8ff" loext:opacity="100%" officeooo:rsid="001098fa"/>
    </style:style>
    <style:style style:name="T15" style:family="text">
      <style:text-properties fo:color="#00a8ff" loext:opacity="100%" officeooo:rsid="000fbbdf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/text:p>
      <text:list xml:id="list2565852901" text:style-name="L1">
        <text:list-item>
          <text:list>
            <text:list-item>
              <text:p text:style-name="P2">1, 3, 5, 7, <text:span text:style-name="T2">9, 11, 13, …</text:span><text:span text:style-name="T13"> ( +2 )</text:span></text:p>
            </text:list-item>
            <text:list-item>
              <text:p text:style-name="P3">100, 95, 90, 85, <text:span text:style-name="T2">80, 75, 70, …</text:span><text:span text:style-name="T7"> </text:span><text:span text:style-name="T13">( -5 )</text:span></text:p>
            </text:list-item>
            <text:list-item>
              <text:p text:style-name="P3">5, 10, 8, 13, 11, 16, 14, <text:span text:style-name="T2">19, 17, 22, …</text:span><text:span text:style-name="T7"> </text:span><text:span text:style-name="T13">( +5, -2 )</text:span></text:p>
            </text:list-item>
            <text:list-item>
              <text:p text:style-name="P3">2, 6, 18, <text:span text:style-name="T2">54, 162, 486, …</text:span><text:span text:style-name="T7"> </text:span><text:span text:style-name="T13">( x3 )</text:span></text:p>
            </text:list-item>
            <text:list-item>
              <text:p text:style-name="P3">80, 40, 20, 10, <text:span text:style-name="T2">5, 2.5, 1.25, …</text:span><text:span text:style-name="T7"> </text:span><text:span text:style-name="T13">( /2 ) </text:span></text:p>
            </text:list-item>
            <text:list-item>
              <text:p text:style-name="P3">3, -7, 11, -15, 19, <text:span text:style-name="T2">-</text:span><text:span text:style-name="T3">23, 27, -31, … </text:span><text:span text:style-name="T15">( +4 x (-1) )</text:span></text:p>
            </text:list-item>
            <text:list-item>
              <text:p text:style-name="P3">4, 12, 36, 108, <text:span text:style-name="T3">324, 972, 2916, …</text:span><text:span text:style-name="T15"> ( x3 )</text:span></text:p>
            </text:list-item>
            <text:list-item>
              <text:p text:style-name="P3">1, 4, 9, 16, 25, <text:span text:style-name="T3">36, 49, 54, … </text:span><text:span text:style-name="T15">( +2n+1 )</text:span></text:p>
            </text:list-item>
            <text:list-item>
              <text:p text:style-name="P3">2, 4, 10, 11, 18, 18, 26, 25, </text:p>
            </text:list-item>
            <text:list-item>
              <text:p text:style-name="P3">1, 5, -1, 3, 7, 1, 5, 9, 3, 7, 11, 5, <text:span text:style-name="T4">9, 13, 7, … </text:span><text:span text:style-name="T14">( +4, -6, +4 )</text:span></text:p>
            </text:list-item>
            <text:list-item>
              <text:p text:style-name="P3">2, -1, 1, 0, 1,<text:span text:style-name="T2"> -</text:span><text:span text:style-name="T4">1, 2, -2, … </text:span><text:span text:style-name="T14">( -3, +2, -1, +1, -2, +3 )</text:span></text:p>
            </text:list-item>
          </text:list>
        </text:list-item>
      </text:list>
      <text:p text:style-name="P4"/>
      <text:p text:style-name="P5">1, <text:tab/>2, <text:tab/>3, <text:tab/>4, <text:tab/>5</text:p>
      <text:p text:style-name="P5">3, <text:tab/>5, <text:tab/>7, <text:tab/>9, <text:tab/>11</text:p>
      <text:p text:style-name="P5">n+2 <text:s text:c="4"/>n +3 <text:s text:c="4"/>n+4 <text:s text:c="5"/>n+5 <text:s text:c="5"/>n+6</text:p>
      <text:p text:style-name="P5">(n+(n+1)) = 2n+1</text:p>
      <text:p text:style-name="P6"/>
      <text:p text:style-name="P6"><text:span text:style-name="T1">2, <text:tab/>4, <text:tab/>10, <text:tab/>11, <text:tab/>18, <text:tab/>18, <text:tab/>26, <text:tab/>25, </text:span></text:p>
      <text:p text:style-name="P8"><text:tab/>+2 <text:s text:c="8"/>+6 <text:s text:c="6"/>+1 <text:s text:c="7"/>+7 <text:s text:c="6"/>+0 <text:s text:c="7"/>+8 <text:s text:c="6"/>-1</text:p>
      <text:p text:style-name="P9">~~~~~~~~~~~~~~~~~~~~~~~~~~~~~~~~~~~~~~~~~~~~~~~</text:p>
      <text:p text:style-name="P9"/>
      <text:p text:style-name="P7">2.</text:p>
      <text:list xml:id="list3113525589" text:style-name="L2">
        <text:list-item>
          <text:p text:style-name="P10"><text:span text:style-name="T9">4, 10, </text:span><text:span text:style-name="T2">16, 22,</text:span><text:span text:style-name="T9"> 28, 34, 40 </text:span><text:span text:style-name="T8">( +6 )</text:span></text:p>
        </text:list-item>
        <text:list-item>
          <text:p text:style-name="P11"><text:span text:style-name="T9">100, 92, </text:span><text:span text:style-name="T2">84,</text:span><text:span text:style-name="T9"> 76, </text:span><text:span text:style-name="T2">68,</text:span><text:span text:style-name="T9"> 56, 48 </text:span><text:span text:style-name="T8">( -8 )</text:span></text:p>
        </text:list-item>
        <text:list-item>
          <text:p text:style-name="P11"><text:span text:style-name="T9">7, 13, 11, </text:span><text:span text:style-name="T2">17, 15,</text:span><text:span text:style-name="T9"> 21, 19, 25, 23, 29 </text:span><text:span text:style-name="T8">( +6, -2 )</text:span></text:p>
        </text:list-item>
        <text:list-item>
          <text:p text:style-name="P10"><text:span text:style-name="T9">20, 40, 60, </text:span><text:span text:style-name="T5">20</text:span><text:span text:style-name="T2">, </text:span><text:span text:style-name="T5">100</text:span><text:span text:style-name="T2">,</text:span><text:span text:style-name="T9"> 120, </text:span><text:span text:style-name="T10">80</text:span><text:span text:style-name="T9">, </text:span><text:span text:style-name="T10">160 </text:span></text:p>
        </text:list-item>
        <text:list-item>
          <text:p text:style-name="P10"><text:span text:style-name="T9">2.745, 915, </text:span><text:span text:style-name="T5">305</text:span><text:span text:style-name="T2">, </text:span><text:span text:style-name="T9">135, 45, 15</text:span></text:p>
        </text:list-item>
        <text:list-item>
          <text:p text:style-name="P11"><text:span text:style-name="T9">2, 3, </text:span><text:span text:style-name="T5">4</text:span><text:span text:style-name="T2">, </text:span><text:span text:style-name="T5">6</text:span><text:span text:style-name="T2">,</text:span><text:span text:style-name="T9"> 13, 21</text:span></text:p>
          <text:p text:style-name="P11"><text:span text:style-name="T9"/></text:p>
        </text:list-item>
      </text:list>
      <text:p text:style-name="P12"><text:span text:style-name="T10"/></text:p>
      <text:p text:style-name="P15"><text:span text:style-name="T9"/></text:p>
      <text:p text:style-name="P15"><text:span text:style-name="T9">2.B :</text:span></text:p>
      <text:p text:style-name="P15"><text:span text:style-name="T9">100, <text:tab/>92, <text:tab/></text:span><text:span text:style-name="T6">84</text:span><text:span text:style-name="T9">, <text:tab/>76, <text:tab/></text:span><text:span text:style-name="T6">68</text:span><text:span text:style-name="T9">, <text:tab/>56, <text:tab/>48</text:span></text:p>
      <text:p text:style-name="P16"><text:span text:style-name="T11">-x</text:span><text:span text:style-name="T10"><text:tab/>-8<text:tab/>-</text:span><text:span text:style-name="T12">8</text:span><text:span text:style-name="T10"><text:tab/>-</text:span><text:span text:style-name="T12">8</text:span><text:span text:style-name="T10"><text:tab/>-</text:span><text:span text:style-name="T12">8</text:span><text:span text:style-name="T10"><text:tab/>-</text:span><text:span text:style-name="T12">12</text:span><text:span text:style-name="T10"><text:tab/>-8</text:span></text:p>
      <text:p text:style-name="P16"><text:span text:style-name="T10"/></text:p>
      <text:p text:style-name="P16"><text:span text:style-name="T10"/></text:p>
      <text:p text:style-name="P13"><text:span text:style-name="T10">2.</text:span><text:span text:style-name="T9">D :</text:span></text:p>
      <text:p text:style-name="P13"><text:span text:style-name="T9">SOLUSI 1<text:tab/>20, <text:tab/>40, <text:tab/>60, <text:tab/></text:span><text:span text:style-name="T2">20</text:span><text:span text:style-name="T9">, <text:tab/></text:span><text:span text:style-name="T2">100</text:span><text:span text:style-name="T9">, <text:tab/>120, <text:tab/>80, <text:tab/>160</text:span></text:p>
      <text:p text:style-name="P14"><text:span text:style-name="T9"><text:tab/><text:tab/>+0<text:tab/>+20<text:tab/>+20<text:tab/>-40<text:tab/>+80<text:tab/>+20<text:tab/>-40<text:tab/>+80</text:span></text:p>
      <text:p text:style-name="P14"><text:span text:style-name="T9"/></text:p>
      <text:p text:style-name="P13"><text:span text:style-name="T9">SOLUSI 2<text:tab/>20, <text:tab/>40, <text:tab/>60, <text:tab/></text:span><text:span text:style-name="T2">80</text:span><text:span text:style-name="T9">, <text:tab/></text:span><text:span text:style-name="T2">100</text:span><text:span text:style-name="T9">, <text:tab/>120, <text:tab/>80, <text:tab/>160</text:span></text:p>
      <text:p text:style-name="P14"><text:span text:style-name="T9"><text:tab/><text:tab/>+0<text:tab/>+20<text:tab/>+20<text:tab/>+20<text:tab/>+20<text:tab/>+20<text:tab/>-40<text:tab/>+80</text:span></text:p>
      <text:p text:style-name="P14"><text:span text:style-name="T9"/></text:p>
      <text:p text:style-name="P17"><text:span text:style-name="T9">2.E :</text:span></text:p>
      <text:p text:style-name="P17"><text:span text:style-name="T9">2745, <text:tab/>915,<text:tab/></text:span><text:span text:style-name="T2">305 / 405</text:span><text:span text:style-name="T9">,<text:tab/>135,<text:tab/>45,<text:tab/>15</text:span></text:p>
      <text:p text:style-name="P17"><text:span text:style-name="T9">/x<text:tab/>/3<text:tab/>/3<text:tab/><text:tab/>/3<text:tab/>/3<text:tab/>/3</text:span></text:p>
      <text:p text:style-name="P17"><text:span text:style-name="T9"/></text:p>
      <text:p text:style-name="P17"><text:span text:style-name="T9">915 / 3 = 305</text:span></text:p>
      <text:p text:style-name="P17"><text:span text:style-name="T9">405 / 3 = 135</text:span></text:p>
      <text:p text:style-name="P17"><text:span text:style-name="T9">135 x 3 = 405</text:span></text:p>
      <text:p text:style-name="P17"><text:span text:style-name="T9">305 <text:s/>tidak sama dengan <text:s/>405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6T19:22:10.555000000</meta:creation-date>
    <dc:date>2022-08-07T00:58:36.178000000</dc:date>
    <meta:editing-duration>PT40M8S</meta:editing-duration>
    <meta:editing-cycles>1</meta:editing-cycles>
    <meta:document-statistic meta:table-count="0" meta:image-count="0" meta:object-count="0" meta:page-count="1" meta:paragraph-count="41" meta:word-count="339" meta:character-count="1283" meta:non-whitespace-character-count="895"/>
    <meta:generator>LibreOffice/7.2.1.2$Windows_X86_64 LibreOffice_project/87b77fad49947c1441b67c559c339af8f3517e22</meta:generator>
  </office:meta>
</office:document-meta>
</file>